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563in"/>
    </style:style>
    <style:style style:name="co2" style:family="table-column">
      <style:table-column-properties fo:break-before="auto" style:column-width="2.863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543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2.5472in"/>
    </style:style>
    <style:style style:name="co15" style:family="table-column">
      <style:table-column-properties fo:break-before="auto" style:column-width="1.4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2.1209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389in"/>
    </style:style>
    <style:style style:name="co21" style:family="table-column">
      <style:table-column-properties fo:break-before="auto" style:column-width="1.4327in"/>
    </style:style>
    <style:style style:name="co22" style:family="table-column">
      <style:table-column-properties fo:break-before="auto" style:column-width="1.7063in"/>
    </style:style>
    <style:style style:name="co23" style:family="table-column">
      <style:table-column-properties fo:break-before="auto" style:column-width="1.6291in"/>
    </style:style>
    <style:style style:name="co24" style:family="table-column">
      <style:table-column-properties fo:break-before="auto" style:column-width="0.8646in"/>
    </style:style>
    <style:style style:name="co25" style:family="table-column">
      <style:table-column-properties fo:break-before="auto" style:column-width="2.1008in"/>
    </style:style>
    <style:style style:name="co26" style:family="table-column">
      <style:table-column-properties fo:break-before="auto" style:column-width="0.7882in"/>
    </style:style>
    <style:style style:name="co27" style:family="table-column">
      <style:table-column-properties fo:break-before="auto" style:column-width="2.661in"/>
    </style:style>
    <style:style style:name="co28" style:family="table-column">
      <style:table-column-properties fo:break-before="auto" style:column-width="0.6575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4.7618in"/>
    </style:style>
    <style:style style:name="co31" style:family="table-column">
      <style:table-column-properties fo:break-before="auto" style:column-width="0.5181in"/>
    </style:style>
    <style:style style:name="co32" style:family="table-column">
      <style:table-column-properties fo:break-before="auto" style:column-width="0.8972in"/>
    </style:style>
    <style:style style:name="co33" style:family="table-column">
      <style:table-column-properties fo:break-before="auto" style:column-width="4.552in"/>
    </style:style>
    <style:style style:name="co34" style:family="table-column">
      <style:table-column-properties fo:break-before="auto" style:column-width="0.798in"/>
    </style:style>
    <style:style style:name="co35" style:family="table-column">
      <style:table-column-properties fo:break-before="auto" style:column-width="0.8264in"/>
    </style:style>
    <style:style style:name="co36" style:family="table-column">
      <style:table-column-properties fo:break-before="auto" style:column-width="0.6244in"/>
    </style:style>
    <style:style style:name="co37" style:family="table-column">
      <style:table-column-properties fo:break-before="auto" style:column-width="0.4201in"/>
    </style:style>
    <style:style style:name="co38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9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626X3YOCCF0SVJ5OLKIVIIX6J0QRT</text:p>
          </table:table-cell>
          <table:table-cell office:value-type="string">
            <text:p>A1WUAE8370CVVJ</text:p>
          </table:table-cell>
          <table:table-cell office:value-type="string">
            <text:p>Submitted</text:p>
          </table:table-cell>
          <table:table-cell office:value-type="string">
            <text:p>Mon Oct 08 17:46:27 GMT 2012</text:p>
          </table:table-cell>
          <table:table-cell office:value-type="string">
            <text:p>Mon Oct 08 17:58:45 GMT 2012</text:p>
          </table:table-cell>
          <table:table-cell office:value-type="string">
            <text:p>Mon Oct 15 10:58:45 PDT 2012</text:p>
          </table:table-cell>
          <table:table-cell table:number-columns-repeated="3"/>
          <table:table-cell office:value-type="float" office:value="738">
            <text:p>738</text:p>
          </table:table-cell>
          <table:table-cell table:number-columns-repeated="3" office:value-type="string">
            <text:p>0% (0/0)</text:p>
          </table:table-cell>
          <table:table-cell office:value-type="float" office:value="43">
            <text:p>43</text:p>
          </table:table-cell>
          <table:table-cell office:value-type="string">
            <text:p>it's fine, txs, good luck</text:p>
          </table:table-cell>
          <table:table-cell office:value-type="string">
            <text:p>happy</text:p>
          </table:table-cell>
          <table:table-cell office:value-type="string">
            <text:p>that was way cool</text:p>
          </table:table-cell>
          <table:table-cell office:value-type="string">
            <text:p>yes</text:p>
          </table:table-cell>
          <table:table-cell office:value-type="string">
            <text:p>confused</text:p>
          </table:table-cell>
          <table:table-cell office:value-type="string">
            <text:p>it did seem to focus on basic emotions. my word was "confused" the closest the computer got was 'surprised'-sort of the opposite</text:p>
          </table:table-cell>
          <table:table-cell office:value-type="string">
            <text:p>no</text:p>
          </table:table-cell>
          <table:table-cell office:value-type="string">
            <text:p>ambiguous</text:p>
          </table:table-cell>
          <table:table-cell office:value-type="string">
            <text:p>it was a difficult word-ambiguous-which is i guess close to confused-perhaps i should examine my current state of mind more closely</text:p>
          </table:table-cell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7ZH57DZKPFEKKUY89D2DL8IHQV3DX</text:p>
          </table:table-cell>
          <table:table-cell office:value-type="string">
            <text:p>A2L5UWC1EMZ47W</text:p>
          </table:table-cell>
          <table:table-cell office:value-type="string">
            <text:p>Submitted</text:p>
          </table:table-cell>
          <table:table-cell office:value-type="string">
            <text:p>Mon Oct 08 17:48:33 GMT 2012</text:p>
          </table:table-cell>
          <table:table-cell office:value-type="string">
            <text:p>Mon Oct 08 18:04:13 GMT 2012</text:p>
          </table:table-cell>
          <table:table-cell office:value-type="string">
            <text:p>Mon Oct 15 11:04:13 PDT 2012</text:p>
          </table:table-cell>
          <table:table-cell table:number-columns-repeated="3"/>
          <table:table-cell office:value-type="float" office:value="940">
            <text:p>940</text:p>
          </table:table-cell>
          <table:table-cell table:number-columns-repeated="3" office:value-type="string">
            <text:p>0% (0/0)</text:p>
          </table:table-cell>
          <table:table-cell office:value-type="float" office:value="37">
            <text:p>37</text:p>
          </table:table-cell>
          <table:table-cell office:value-type="string">
            <text:p>It was fun.</text:p>
          </table:table-cell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content</text:p>
          </table:table-cell>
          <table:table-cell/>
          <table:table-cell office:value-type="string">
            <text:p>No</text:p>
          </table:table-cell>
          <table:table-cell office:value-type="string">
            <text:p>disillusioned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Chinese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8XCOW0LGRZ3OI50C8XVVUZWLUXZ8K</text:p>
          </table:table-cell>
          <table:table-cell office:value-type="string">
            <text:p>A15VZBRE9J8PS5</text:p>
          </table:table-cell>
          <table:table-cell office:value-type="string">
            <text:p>Submitted</text:p>
          </table:table-cell>
          <table:table-cell office:value-type="string">
            <text:p>Mon Oct 08 17:47:40 GMT 2012</text:p>
          </table:table-cell>
          <table:table-cell office:value-type="string">
            <text:p>Mon Oct 08 18:08:08 GMT 2012</text:p>
          </table:table-cell>
          <table:table-cell office:value-type="string">
            <text:p>Mon Oct 15 11:08:08 PDT 2012</text:p>
          </table:table-cell>
          <table:table-cell table:number-columns-repeated="3"/>
          <table:table-cell office:value-type="float" office:value="1228">
            <text:p>1228</text:p>
          </table:table-cell>
          <table:table-cell table:number-columns-repeated="3" office:value-type="string">
            <text:p>0% (0/0)</text:p>
          </table:table-cell>
          <table:table-cell office:value-type="float" office:value="32">
            <text:p>32</text:p>
          </table:table-cell>
          <table:table-cell office:value-type="string">
            <text:p>It guessed fustation once, probably just learned bad spelling from us testers!</text:p>
          </table:table-cell>
          <table:table-cell office:value-type="string">
            <text:p>angry</text:p>
          </table:table-cell>
          <table:table-cell office:value-type="string">
            <text:p>Got it on question 5, very fast.</text:p>
          </table:table-cell>
          <table:table-cell office:value-type="string">
            <text:p>yes</text:p>
          </table:table-cell>
          <table:table-cell office:value-type="string">
            <text:p>nervous</text:p>
          </table:table-cell>
          <table:table-cell office:value-type="string">
            <text:p>Guessed fear on question 7, didn't think that was close enough to nervous really. <text:s/>I did see it guess nervousness for my difficult word though so it's in there somewhere.</text:p>
          </table:table-cell>
          <table:table-cell office:value-type="string">
            <text:p>no</text:p>
          </table:table-cell>
          <table:table-cell office:value-type="string">
            <text:p>concerned</text:p>
          </table:table-cell>
          <table:table-cell office:value-type="string">
            <text:p>Tried about 10 times and couldn't get it to guess it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DLVOK5UFJ51ED4ZFV6YYS1C0WI69P</text:p>
          </table:table-cell>
          <table:table-cell office:value-type="string">
            <text:p>AS3NKQFQBJZ8I</text:p>
          </table:table-cell>
          <table:table-cell office:value-type="string">
            <text:p>Submitted</text:p>
          </table:table-cell>
          <table:table-cell office:value-type="string">
            <text:p>Mon Oct 08 17:46:19 GMT 2012</text:p>
          </table:table-cell>
          <table:table-cell office:value-type="string">
            <text:p>Mon Oct 08 17:52:13 GMT 2012</text:p>
          </table:table-cell>
          <table:table-cell office:value-type="string">
            <text:p>Mon Oct 15 10:52:13 PDT 2012</text:p>
          </table:table-cell>
          <table:table-cell table:number-columns-repeated="3"/>
          <table:table-cell office:value-type="float" office:value="354">
            <text:p>354</text:p>
          </table:table-cell>
          <table:table-cell table:number-columns-repeated="3" office:value-type="string">
            <text:p>0% (0/0)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contented</text:p>
          </table:table-cell>
          <table:table-cell/>
          <table:table-cell office:value-type="string">
            <text:p>No</text:p>
          </table:table-cell>
          <table:table-cell office:value-type="string">
            <text:p>elated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LFVP3TVOK5UVPJMP3HEWZFYYVY52H</text:p>
          </table:table-cell>
          <table:table-cell office:value-type="string">
            <text:p>A1JLIBUE61V3JD</text:p>
          </table:table-cell>
          <table:table-cell office:value-type="string">
            <text:p>Submitted</text:p>
          </table:table-cell>
          <table:table-cell office:value-type="string">
            <text:p>Mon Oct 08 17:47:59 GMT 2012</text:p>
          </table:table-cell>
          <table:table-cell office:value-type="string">
            <text:p>Mon Oct 08 18:01:03 GMT 2012</text:p>
          </table:table-cell>
          <table:table-cell office:value-type="string">
            <text:p>Mon Oct 15 11:01:03 PDT 2012</text:p>
          </table:table-cell>
          <table:table-cell table:number-columns-repeated="3"/>
          <table:table-cell office:value-type="float" office:value="784">
            <text:p>784</text:p>
          </table:table-cell>
          <table:table-cell table:number-columns-repeated="3" office:value-type="string">
            <text:p>0% (0/0)</text:p>
          </table:table-cell>
          <table:table-cell office:value-type="float" office:value="31">
            <text:p>31</text:p>
          </table:table-cell>
          <table:table-cell office:value-type="string">
            <text:p>This is a fun task.</text:p>
          </table:table-cell>
          <table:table-cell office:value-type="string">
            <text:p>happiness</text:p>
          </table:table-cell>
          <table:table-cell office:value-type="string">
            <text:p>guessed happiness very easily</text:p>
          </table:table-cell>
          <table:table-cell office:value-type="string">
            <text:p>yes</text:p>
          </table:table-cell>
          <table:table-cell office:value-type="string">
            <text:p>playful</text:p>
          </table:table-cell>
          <table:table-cell office:value-type="string">
            <text:p>didnt guess playful</text:p>
          </table:table-cell>
          <table:table-cell office:value-type="string">
            <text:p>no</text:p>
          </table:table-cell>
          <table:table-cell office:value-type="string">
            <text:p>depressed</text:p>
          </table:table-cell>
          <table:table-cell office:value-type="string">
            <text:p>guessed depressed easily</text:p>
          </table:table-cell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u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PSOHOVR14IX0UG60Y8EKWA656U67D</text:p>
          </table:table-cell>
          <table:table-cell office:value-type="string">
            <text:p>A3DW9225IX9OOJ</text:p>
          </table:table-cell>
          <table:table-cell office:value-type="string">
            <text:p>Submitted</text:p>
          </table:table-cell>
          <table:table-cell office:value-type="string">
            <text:p>Mon Oct 08 17:46:15 GMT 2012</text:p>
          </table:table-cell>
          <table:table-cell office:value-type="string">
            <text:p>Mon Oct 08 17:52:30 GMT 2012</text:p>
          </table:table-cell>
          <table:table-cell office:value-type="string">
            <text:p>Mon Oct 15 10:52:30 PDT 2012</text:p>
          </table:table-cell>
          <table:table-cell table:number-columns-repeated="3"/>
          <table:table-cell office:value-type="float" office:value="375">
            <text:p>375</text:p>
          </table:table-cell>
          <table:table-cell table:number-columns-repeated="3" office:value-type="string">
            <text:p>0% (0/0)</text:p>
          </table:table-cell>
          <table:table-cell office:value-type="float" office:value="27">
            <text:p>27</text:p>
          </table:table-cell>
          <table:table-cell office:value-type="string">
            <text:p>Nope, it was fun!</text:p>
          </table:table-cell>
          <table:table-cell office:value-type="string">
            <text:p>Happy</text:p>
          </table:table-cell>
          <table:table-cell office:value-type="string">
            <text:p>It was interesting, and solved very quickly!</text:p>
          </table:table-cell>
          <table:table-cell office:value-type="string">
            <text:p>Yes</text:p>
          </table:table-cell>
          <table:table-cell office:value-type="string">
            <text:p>Anger</text:p>
          </table:table-cell>
          <table:table-cell office:value-type="string">
            <text:p>This one was solved even quicker than the first one.</text:p>
          </table:table-cell>
          <table:table-cell office:value-type="string">
            <text:p>Yes</text:p>
          </table:table-cell>
          <table:table-cell office:value-type="string">
            <text:p>Hope</text:p>
          </table:table-cell>
          <table:table-cell office:value-type="string">
            <text:p>The computer did not get this one right. I believe that the emotion was too complex for the computer to pick up on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S2A2SEIUUU0GU45B6VIQS8SAXYQQS</text:p>
          </table:table-cell>
          <table:table-cell office:value-type="string">
            <text:p>A1BQCRF5Q76YFY</text:p>
          </table:table-cell>
          <table:table-cell office:value-type="string">
            <text:p>Submitted</text:p>
          </table:table-cell>
          <table:table-cell office:value-type="string">
            <text:p>Mon Oct 08 17:45:09 GMT 2012</text:p>
          </table:table-cell>
          <table:table-cell office:value-type="string">
            <text:p>Mon Oct 08 17:50:35 GMT 2012</text:p>
          </table:table-cell>
          <table:table-cell office:value-type="string">
            <text:p>Mon Oct 15 10:50:35 PDT 2012</text:p>
          </table:table-cell>
          <table:table-cell table:number-columns-repeated="3"/>
          <table:table-cell office:value-type="float" office:value="326">
            <text:p>326</text:p>
          </table:table-cell>
          <table:table-cell table:number-columns-repeated="3" office:value-type="string">
            <text:p>0% (0/0)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happy</text:p>
          </table:table-cell>
          <table:table-cell office:value-type="string">
            <text:p>Only took two guesses</text:p>
          </table:table-cell>
          <table:table-cell office:value-type="string">
            <text:p>yes</text:p>
          </table:table-cell>
          <table:table-cell office:value-type="string">
            <text:p>angry</text:p>
          </table:table-cell>
          <table:table-cell office:value-type="string">
            <text:p>Took 4 guesses but got it right.</text:p>
          </table:table-cell>
          <table:table-cell office:value-type="string">
            <text:p>yes</text:p>
          </table:table-cell>
          <table:table-cell office:value-type="string">
            <text:p>upset</text:p>
          </table:table-cell>
          <table:table-cell office:value-type="string">
            <text:p>did not guess it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SHDOBDDP8PJCQ8Y44OMJ3Q3H2W3EQ</text:p>
          </table:table-cell>
          <table:table-cell office:value-type="string">
            <text:p>AKNLE341XDPKZ</text:p>
          </table:table-cell>
          <table:table-cell office:value-type="string">
            <text:p>Submitted</text:p>
          </table:table-cell>
          <table:table-cell office:value-type="string">
            <text:p>Mon Oct 08 17:46:02 GMT 2012</text:p>
          </table:table-cell>
          <table:table-cell office:value-type="string">
            <text:p>Mon Oct 08 17:56:33 GMT 2012</text:p>
          </table:table-cell>
          <table:table-cell office:value-type="string">
            <text:p>Mon Oct 15 10:56:33 PDT 2012</text:p>
          </table:table-cell>
          <table:table-cell table:number-columns-repeated="3"/>
          <table:table-cell office:value-type="float" office:value="631">
            <text:p>631</text:p>
          </table:table-cell>
          <table:table-cell table:number-columns-repeated="3" office:value-type="string">
            <text:p>0% (0/0)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lonely</text:p>
          </table:table-cell>
          <table:table-cell/>
          <table:table-cell office:value-type="string">
            <text:p>no</text:p>
          </table:table-cell>
          <table:table-cell office:value-type="string">
            <text:p>pleasure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UA62NJQ2172FFNB822KTCVEJXXOWM</text:p>
          </table:table-cell>
          <table:table-cell office:value-type="string">
            <text:p>A2CNXQG6YYHTDF</text:p>
          </table:table-cell>
          <table:table-cell office:value-type="string">
            <text:p>Submitted</text:p>
          </table:table-cell>
          <table:table-cell office:value-type="string">
            <text:p>Mon Oct 08 17:46:25 GMT 2012</text:p>
          </table:table-cell>
          <table:table-cell office:value-type="string">
            <text:p>Mon Oct 08 18:08:25 GMT 2012</text:p>
          </table:table-cell>
          <table:table-cell office:value-type="string">
            <text:p>Mon Oct 15 11:08:25 PDT 2012</text:p>
          </table:table-cell>
          <table:table-cell table:number-columns-repeated="3"/>
          <table:table-cell office:value-type="float" office:value="1320">
            <text:p>1320</text:p>
          </table:table-cell>
          <table:table-cell table:number-columns-repeated="3" office:value-type="string">
            <text:p>0% (0/0)</text:p>
          </table:table-cell>
          <table:table-cell office:value-type="float" office:value="45">
            <text:p>45</text:p>
          </table:table-cell>
          <table:table-cell office:value-type="string">
            <text:p>Cool game, thank you!</text:p>
          </table:table-cell>
          <table:table-cell office:value-type="string">
            <text:p>joy</text:p>
          </table:table-cell>
          <table:table-cell office:value-type="string">
            <text:p>It was very close, but no.</text:p>
          </table:table-cell>
          <table:table-cell office:value-type="string">
            <text:p>no</text:p>
          </table:table-cell>
          <table:table-cell office:value-type="string">
            <text:p>surprise</text:p>
          </table:table-cell>
          <table:table-cell office:value-type="string">
            <text:p>Yep, it was correct.</text:p>
          </table:table-cell>
          <table:table-cell office:value-type="string">
            <text:p>yes</text:p>
          </table:table-cell>
          <table:table-cell office:value-type="string">
            <text:p>shame</text:p>
          </table:table-cell>
          <table:table-cell office:value-type="string">
            <text:p>This one was too tough for the computer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Russian</text:p>
          </table:table-cell>
          <table:table-cell table:number-columns-repeated="3"/>
        </table:table-row>
        <table:table-row table:style-name="ro1">
          <table:table-cell office:value-type="string">
            <text:p>2JGU98JHSTLBJRE02F0IWBJELI8QEO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Mon Oct 08 17:44:36 GMT 2012</text:p>
          </table:table-cell>
          <table:table-cell office:value-type="float" office:value="10">
            <text:p>10</text:p>
          </table:table-cell>
          <table:table-cell office:value-type="string">
            <text:p>BatchId:92904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Mon Oct 22 17:44:36 GMT 2012</text:p>
          </table:table-cell>
          <table:table-cell table:number-columns-repeated="2"/>
          <table:table-cell office:value-type="string">
            <text:p>2UIW618N46UXVIRPWT3E1NDSVWGOQI</text:p>
          </table:table-cell>
          <table:table-cell office:value-type="string">
            <text:p>A90H9WM0CBJCY</text:p>
          </table:table-cell>
          <table:table-cell office:value-type="string">
            <text:p>Submitted</text:p>
          </table:table-cell>
          <table:table-cell office:value-type="string">
            <text:p>Mon Oct 08 17:45:38 GMT 2012</text:p>
          </table:table-cell>
          <table:table-cell office:value-type="string">
            <text:p>Mon Oct 08 18:10:54 GMT 2012</text:p>
          </table:table-cell>
          <table:table-cell office:value-type="string">
            <text:p>Mon Oct 15 11:10:54 PDT 2012</text:p>
          </table:table-cell>
          <table:table-cell table:number-columns-repeated="3"/>
          <table:table-cell office:value-type="float" office:value="1516">
            <text:p>1516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float" office:value="22">
            <text:p>22</text:p>
          </table:table-cell>
          <table:table-cell office:value-type="string">
            <text:p>I looked up each word before using them to confirm them as being emotions.</text:p>
          </table:table-cell>
          <table:table-cell office:value-type="string">
            <text:p>sad</text:p>
          </table:table-cell>
          <table:table-cell office:value-type="string">
            <text:p>No comments.</text:p>
          </table:table-cell>
          <table:table-cell office:value-type="string">
            <text:p>Yes</text:p>
          </table:table-cell>
          <table:table-cell office:value-type="string">
            <text:p>contentment</text:p>
          </table:table-cell>
          <table:table-cell office:value-type="string">
            <text:p>No comments.</text:p>
          </table:table-cell>
          <table:table-cell office:value-type="string">
            <text:p>No</text:p>
          </table:table-cell>
          <table:table-cell office:value-type="string">
            <text:p>indifferent</text:p>
          </table:table-cell>
          <table:table-cell office:value-type="string">
            <text:p>No comments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0.9">
            <text:p>0.9</text:p>
          </table:table-cell>
          <table:table-cell table:number-columns-repeated="2"/>
          <table:table-cell office:value-type="float" office:value="0.3">
            <text:p>0.3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4"/>
          <table:table-cell table:formula="of:=([.AF12]+[.AI12]+[.AL12])/3" office:value-type="float" office:value="0.433333333333333">
            <text:p>0.433333333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4"/>
          <table:table-cell table:formula="of:=([.AF13]+[.AI13]+[.AL13])/3" office:value-type="float" office:value="0.8">
            <text:p>0.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1"/>
          <table:table-cell office:value-type="string">
            <text:p>ambiguous?,disillusionment,concern,upset,pleasure,indifference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10/08/2012</text:date>, <text:time>20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8T20:30:05</dc:date>
    <meta:editing-duration>PT1H4M14S</meta:editing-duration>
    <meta:editing-cycles>1</meta:editing-cycles>
    <meta:document-statistic meta:table-count="1" meta:cell-count="389" meta:object-count="0"/>
  </office:meta>
</office:document-meta>
</file>